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65cm" svg:stroke-color="#000000" draw:stroke-linejoin="round" svg:stroke-linecap="butt" draw:fill="solid" draw:fill-color="#ffffff" fo:padding-top="0.032cm" fo:padding-bottom="0.032cm" fo:padding-left="0.032cm" fo:padding-right="0.032cm"/>
    </style:style>
    <style:style style:name="gr3" style:family="graphic" style:parent-style-name="standard">
      <style:graphic-properties draw:stroke="solid" svg:stroke-width="0.065cm" svg:stroke-color="#000000" draw:stroke-linejoin="round" svg:stroke-linecap="butt" draw:fill="none" fo:padding-top="0.032cm" fo:padding-bottom="0.032cm" fo:padding-left="0.032cm" fo:padding-right="0.03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0.3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4.91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2cm" svg:stroke-color="#000000" draw:stroke-linejoin="round" svg:stroke-linecap="butt" draw:fill="none" fo:padding-top="0.016cm" fo:padding-bottom="0.016cm" fo:padding-left="0.016cm" fo:padding-right="0.01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5" style:family="paragraph">
      <loext:graphic-properties draw:fill="none"/>
      <style:paragraph-properties fo:text-align="start" style:writing-mode="lr-tb"/>
      <style:text-properties fo:font-size="11.1999998092651pt" style:font-size-asian="11.1999998092651pt" style:font-size-complex="11.1999998092651pt"/>
    </style:style>
    <style:style style:name="T1" style:family="text">
      <style:text-properties fo:color="#000000" style:font-name="Helvetica" fo:font-size="11.1999998092651pt" style:font-size-asian="11.1999998092651pt" style:font-name-complex="Helvetica" style:font-size-complex="11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3cm" svg:height="10.16cm" svg:x="0cm" svg:y="0cm" svg:viewBox="0 0 29704 10161" draw:points="0,0 29704,0 29704,10161 0,10161">
          <text:p/>
        </draw:polygon>
        <draw:polygon draw:style-name="gr2" draw:text-style-name="P1" draw:layer="layout" svg:width="20.405cm" svg:height="9.439cm" svg:x="4.531cm" svg:y="0.463cm" svg:viewBox="0 0 20406 9440" draw:points="0,0 20406,0 20406,9440 0,9440">
          <text:p/>
        </draw:polygon>
        <draw:path draw:style-name="gr2" draw:text-style-name="P1" draw:layer="layout" svg:width="0.657cm" svg:height="0.655cm" svg:x="1.804cm" svg:y="6.363cm" svg:viewBox="0 0 658 656" svg:d="M658 328c0 181-147 328-329 328s-329-147-329-328c0-182 147-328 329-328s329 146 329 328z">
          <text:p/>
        </draw:path>
        <draw:line draw:style-name="gr3" draw:text-style-name="P2" draw:layer="layout" svg:x1="2.133cm" svg:y1="7.018cm" svg:x2="2.133cm" svg:y2="8.1cm">
          <text:p/>
        </draw:line>
        <draw:line draw:style-name="gr3" draw:text-style-name="P2" draw:layer="layout" svg:x1="1.476cm" svg:y1="7.411cm" svg:x2="2.79cm" svg:y2="7.411cm">
          <text:p/>
        </draw:line>
        <draw:line draw:style-name="gr3" draw:text-style-name="P2" draw:layer="layout" svg:x1="2.134cm" svg:y1="8.1cm" svg:x2="1.476cm" svg:y2="8.986cm">
          <text:p/>
        </draw:line>
        <draw:line draw:style-name="gr3" draw:text-style-name="P2" draw:layer="layout" svg:x1="2.133cm" svg:y1="8.1cm" svg:x2="2.791cm" svg:y2="8.986cm">
          <text:p/>
        </draw:line>
        <draw:path draw:style-name="gr2" draw:text-style-name="P1" draw:layer="layout" svg:width="0.657cm" svg:height="0.656cm" svg:x="1.771cm" svg:y="1.053cm" svg:viewBox="0 0 658 657" svg:d="M658 328c0 181-148 329-329 329-182 0-329-148-329-329s147-328 329-328c181 0 329 147 329 328z">
          <text:p/>
        </draw:path>
        <draw:line draw:style-name="gr3" draw:text-style-name="P2" draw:layer="layout" svg:x1="2.1cm" svg:y1="1.709cm" svg:x2="2.1cm" svg:y2="2.79cm">
          <text:p/>
        </draw:line>
        <draw:line draw:style-name="gr3" draw:text-style-name="P2" draw:layer="layout" svg:x1="1.443cm" svg:y1="2.102cm" svg:x2="2.757cm" svg:y2="2.102cm">
          <text:p/>
        </draw:line>
        <draw:line draw:style-name="gr3" draw:text-style-name="P2" draw:layer="layout" svg:x1="2.101cm" svg:y1="2.79cm" svg:x2="1.443cm" svg:y2="3.676cm">
          <text:p/>
        </draw:line>
        <draw:line draw:style-name="gr3" draw:text-style-name="P2" draw:layer="layout" svg:x1="2.1cm" svg:y1="2.79cm" svg:x2="2.758cm" svg:y2="3.676cm">
          <text:p/>
        </draw:line>
        <draw:path draw:style-name="gr2" draw:text-style-name="P1" draw:layer="layout" svg:width="0.658cm" svg:height="0.655cm" svg:x="27.006cm" svg:y="3.413cm" svg:viewBox="0 0 659 656" svg:d="M659 329c0 181-147 327-329 327s-330-146-330-327c0-182 148-329 330-329s329 147 329 329z">
          <text:p/>
        </draw:path>
        <draw:line draw:style-name="gr3" draw:text-style-name="P2" draw:layer="layout" svg:x1="27.335cm" svg:y1="4.068cm" svg:x2="27.335cm" svg:y2="5.15cm">
          <text:p/>
        </draw:line>
        <draw:line draw:style-name="gr3" draw:text-style-name="P2" draw:layer="layout" svg:x1="26.678cm" svg:y1="4.462cm" svg:x2="27.992cm" svg:y2="4.462cm">
          <text:p/>
        </draw:line>
        <draw:line draw:style-name="gr3" draw:text-style-name="P2" draw:layer="layout" svg:x1="27.336cm" svg:y1="5.15cm" svg:x2="26.678cm" svg:y2="6.036cm">
          <text:p/>
        </draw:line>
        <draw:line draw:style-name="gr3" draw:text-style-name="P2" draw:layer="layout" svg:x1="27.335cm" svg:y1="5.15cm" svg:x2="27.993cm" svg:y2="6.036cm">
          <text:p/>
        </draw:line>
        <draw:path draw:style-name="gr2" draw:text-style-name="P1" draw:layer="layout" svg:width="0.658cm" svg:height="0.655cm" svg:x="27.006cm" svg:y="6.822cm" svg:viewBox="0 0 659 656" svg:d="M659 328c0 181-147 328-329 328s-330-147-330-328 148-328 330-328 329 147 329 328z">
          <text:p/>
        </draw:path>
        <draw:line draw:style-name="gr3" draw:text-style-name="P2" draw:layer="layout" svg:x1="27.335cm" svg:y1="7.477cm" svg:x2="27.335cm" svg:y2="8.559cm">
          <text:p/>
        </draw:line>
        <draw:line draw:style-name="gr3" draw:text-style-name="P2" draw:layer="layout" svg:x1="26.678cm" svg:y1="7.87cm" svg:x2="27.992cm" svg:y2="7.87cm">
          <text:p/>
        </draw:line>
        <draw:line draw:style-name="gr3" draw:text-style-name="P2" draw:layer="layout" svg:x1="27.336cm" svg:y1="8.559cm" svg:x2="26.678cm" svg:y2="9.444cm">
          <text:p/>
        </draw:line>
        <draw:line draw:style-name="gr3" draw:text-style-name="P2" draw:layer="layout" svg:x1="27.335cm" svg:y1="8.559cm" svg:x2="27.993cm" svg:y2="9.444cm">
          <text:p/>
        </draw:line>
        <draw:path draw:style-name="gr2" draw:text-style-name="P1" draw:layer="layout" svg:width="0.658cm" svg:height="0.655cm" svg:x="27.006cm" svg:y="0.136cm" svg:viewBox="0 0 659 656" svg:d="M659 328c0 181-147 328-329 328s-330-147-330-328c0-182 148-328 330-328s329 146 329 328z">
          <text:p/>
        </draw:path>
        <draw:line draw:style-name="gr3" draw:text-style-name="P2" draw:layer="layout" svg:x1="27.335cm" svg:y1="0.791cm" svg:x2="27.335cm" svg:y2="1.873cm">
          <text:p/>
        </draw:line>
        <draw:line draw:style-name="gr3" draw:text-style-name="P2" draw:layer="layout" svg:x1="26.678cm" svg:y1="1.184cm" svg:x2="27.992cm" svg:y2="1.184cm">
          <text:p/>
        </draw:line>
        <draw:line draw:style-name="gr3" draw:text-style-name="P2" draw:layer="layout" svg:x1="27.336cm" svg:y1="1.873cm" svg:x2="26.678cm" svg:y2="2.759cm">
          <text:p/>
        </draw:line>
        <draw:line draw:style-name="gr3" draw:text-style-name="P2" draw:layer="layout" svg:x1="27.335cm" svg:y1="1.873cm" svg:x2="27.993cm" svg:y2="2.759cm">
          <text:p/>
        </draw:line>
        <draw:path draw:style-name="gr2" draw:text-style-name="P1" draw:layer="layout" svg:width="5.947cm" svg:height="2.098cm" svg:x="5.057cm" svg:y="3.413cm" svg:viewBox="0 0 5948 2099" svg:d="M5948 1049c0 579-1331 1050-2974 1050-1642 0-2974-471-2974-1050s1332-1049 2974-1049c1643 0 2974 470 2974 1049z">
          <text:p/>
        </draw:path>
        <draw:path draw:style-name="gr2" draw:text-style-name="P1" draw:layer="layout" svg:width="5.948cm" svg:height="2.097cm" svg:x="7.357cm" svg:y="7.379cm" svg:viewBox="0 0 5949 2098" svg:d="M5949 1048c0 580-1332 1050-2974 1050-1644 0-2975-470-2975-1050 0-579 1331-1048 2975-1048 1642 0 2974 469 2974 1048z">
          <text:p/>
        </draw:path>
        <draw:frame draw:style-name="gr4" draw:text-style-name="P4" draw:layer="layout" svg:width="3.689cm" svg:height="0.442cm" svg:x="6.142cm" svg:y="4.27cm">
          <draw:text-box>
            <text:p text:style-name="P3"><text:span text:style-name="T1">UC 3: OrderProducts</text:span></text:p>
          </draw:text-box>
        </draw:frame>
        <draw:path draw:style-name="gr2" draw:text-style-name="P1" draw:layer="layout" svg:width="5.948cm" svg:height="2.098cm" svg:x="7.357cm" svg:y="0.791cm" svg:viewBox="0 0 5949 2099" svg:d="M5949 1050c0 579-1332 1049-2974 1049-1644 0-2975-470-2975-1049s1331-1050 2975-1050c1642 0 2974 471 2974 1050z">
          <text:p/>
        </draw:path>
        <draw:frame draw:style-name="gr4" draw:text-style-name="P4" draw:layer="layout" svg:width="4.481cm" svg:height="0.442cm" svg:x="8.048cm" svg:y="8.236cm">
          <draw:text-box>
            <text:p text:style-name="P3"><text:span text:style-name="T1">UC 5: ShowStockReports</text:span></text:p>
          </draw:text-box>
        </draw:frame>
        <draw:path draw:style-name="gr2" draw:text-style-name="P1" draw:layer="layout" svg:width="5.947cm" svg:height="2.097cm" svg:x="11.892cm" svg:y="2.758cm" svg:viewBox="0 0 5948 2098" svg:d="M5948 1049c0 580-1331 1049-2975 1049-1642 0-2973-469-2973-1049 0-579 1331-1049 2973-1049 1644 0 2975 470 2975 1049z">
          <text:p/>
        </draw:path>
        <draw:frame draw:style-name="gr4" draw:text-style-name="P4" draw:layer="layout" svg:width="3.342cm" svg:height="0.442cm" svg:x="8.639cm" svg:y="1.648cm">
          <draw:text-box>
            <text:p text:style-name="P3"><text:span text:style-name="T1">UC 1: ProcessSale</text:span></text:p>
          </draw:text-box>
        </draw:frame>
        <draw:path draw:style-name="gr2" draw:text-style-name="P1" draw:layer="layout" svg:width="5.948cm" svg:height="2.098cm" svg:x="10.774cm" svg:y="5.281cm" svg:viewBox="0 0 5949 2099" svg:d="M5949 1049c0 579-1332 1050-2975 1050-1642 0-2974-471-2974-1050s1332-1049 2974-1049c1643 0 2975 470 2975 1049z">
          <text:p/>
        </draw:path>
        <draw:frame draw:style-name="gr4" draw:text-style-name="P4" draw:layer="layout" svg:width="4.244cm" svg:height="0.442cm" svg:x="12.747cm" svg:y="3.615cm">
          <draw:text-box>
            <text:p text:style-name="P3"><text:span text:style-name="T1">UC 8: ProductExchange</text:span></text:p>
          </draw:text-box>
        </draw:frame>
        <draw:path draw:style-name="gr2" draw:text-style-name="P1" draw:layer="layout" svg:width="5.948cm" svg:height="2.098cm" svg:x="18.463cm" svg:y="2.069cm" svg:viewBox="0 0 5949 2099" svg:d="M5949 1049c0 580-1332 1050-2974 1050-1643 0-2975-470-2975-1050 0-579 1332-1049 2975-1049 1642 0 2974 470 2974 1049z">
          <text:p/>
        </draw:path>
        <draw:frame draw:style-name="gr4" draw:text-style-name="P4" draw:layer="layout" svg:width="3.406cm" svg:height="0.442cm" svg:x="12.024cm" svg:y="6.138cm">
          <draw:text-box>
            <text:p text:style-name="P3"><text:span text:style-name="T1">UC 7: ChangePrice</text:span></text:p>
          </draw:text-box>
        </draw:frame>
        <draw:path draw:style-name="gr2" draw:text-style-name="P1" draw:layer="layout" svg:width="5.947cm" svg:height="2.098cm" svg:x="17.839cm" svg:y="4.429cm" svg:viewBox="0 0 5948 2099" svg:d="M5948 1050c0 579-1331 1049-2974 1049-1642 0-2974-470-2974-1049 0-580 1332-1050 2974-1050 1643 0 2974 470 2974 1050z">
          <text:p/>
        </draw:path>
        <draw:frame draw:style-name="gr4" draw:text-style-name="P4" draw:layer="layout" svg:width="5.649cm" svg:height="0.442cm" svg:x="18.595cm" svg:y="2.927cm">
          <draw:text-box>
            <text:p text:style-name="P3"><text:span text:style-name="T1">UC 2: ManageExpressCheckout</text:span></text:p>
          </draw:text-box>
        </draw:frame>
        <draw:path draw:style-name="gr2" draw:text-style-name="P1" draw:layer="layout" svg:width="5.947cm" svg:height="2.098cm" svg:x="16.722cm" svg:y="7.575cm" svg:viewBox="0 0 5948 2099" svg:d="M5948 1049c0 579-1331 1050-2975 1050-1642 0-2973-471-2973-1050s1331-1049 2973-1049c1644 0 2975 470 2975 1049z">
          <text:p/>
        </draw:path>
        <draw:frame draw:style-name="gr4" draw:text-style-name="P4" draw:layer="layout" svg:width="4.921cm" svg:height="0.442cm" svg:x="18.332cm" svg:y="5.286cm">
          <draw:text-box>
            <text:p text:style-name="P3"><text:span text:style-name="T1">UC 6: ShowDeliveryReports</text:span></text:p>
          </draw:text-box>
        </draw:frame>
        <draw:frame draw:style-name="gr5" draw:text-style-name="P5" draw:layer="layout" svg:width="5.56cm" svg:height="0.883cm" svg:x="16.985cm" svg:y="8.432cm">
          <draw:text-box>
            <text:p text:style-name="P3"><text:span text:style-name="T1">UC 4: ReceiveOrderedProducts</text:span></text:p>
          </draw:text-box>
        </draw:frame>
        <draw:frame draw:style-name="gr4" draw:text-style-name="P4" draw:layer="layout" svg:width="3.054cm" svg:height="0.442cm" svg:x="0.589cm" svg:y="9.055cm">
          <draw:text-box>
            <text:p text:style-name="P3"><text:span text:style-name="T1">Storage Manager</text:span></text:p>
          </draw:text-box>
        </draw:frame>
        <draw:frame draw:style-name="gr4" draw:text-style-name="P4" draw:layer="layout" svg:width="1.712cm" svg:height="0.442cm" svg:x="1.213cm" svg:y="3.746cm">
          <draw:text-box>
            <text:p text:style-name="P3"><text:span text:style-name="T1">Customer</text:span></text:p>
          </draw:text-box>
        </draw:frame>
        <draw:frame draw:style-name="gr4" draw:text-style-name="P4" draw:layer="layout" svg:width="3.363cm" svg:height="0.442cm" svg:x="25.693cm" svg:y="6.106cm">
          <draw:text-box>
            <text:p text:style-name="P3"><text:span text:style-name="T1">EnterpriseManager</text:span></text:p>
          </draw:text-box>
        </draw:frame>
        <draw:frame draw:style-name="gr4" draw:text-style-name="P4" draw:layer="layout" svg:width="2.55cm" svg:height="0.442cm" svg:x="26.087cm" svg:y="9.514cm">
          <draw:text-box>
            <text:p text:style-name="P3"><text:span text:style-name="T1">StockManager</text:span></text:p>
          </draw:text-box>
        </draw:frame>
        <draw:line draw:style-name="gr6" draw:text-style-name="P2" draw:layer="layout" svg:x1="2.954cm" svg:y1="2.136cm" svg:x2="7.358cm" svg:y2="1.807cm">
          <text:p/>
        </draw:line>
        <draw:line draw:style-name="gr6" draw:text-style-name="P2" draw:layer="layout" svg:x1="2.987cm" svg:y1="7.675cm" svg:x2="5.091cm" svg:y2="4.429cm">
          <text:p/>
        </draw:line>
        <draw:line draw:style-name="gr6" draw:text-style-name="P2" draw:layer="layout" svg:x1="2.987cm" svg:y1="7.675cm" svg:x2="10.775cm" svg:y2="6.297cm">
          <text:p/>
        </draw:line>
        <draw:line draw:style-name="gr6" draw:text-style-name="P2" draw:layer="layout" svg:x1="2.987cm" svg:y1="7.641cm" svg:x2="7.391cm" svg:y2="8.363cm">
          <text:p/>
        </draw:line>
        <draw:line draw:style-name="gr6" draw:text-style-name="P2" draw:layer="layout" svg:x1="26.515cm" svg:y1="1.414cm" svg:x2="24.411cm" svg:y2="3.086cm">
          <text:p/>
        </draw:line>
        <draw:line draw:style-name="gr6" draw:text-style-name="P2" draw:layer="layout" svg:x1="26.547cm" svg:y1="4.527cm" svg:x2="23.786cm" svg:y2="5.479cm">
          <text:p/>
        </draw:line>
        <draw:line draw:style-name="gr6" draw:text-style-name="P2" draw:layer="layout" svg:x1="22.669cm" svg:y1="8.592cm" svg:x2="26.515cm" svg:y2="8.362cm">
          <text:p/>
        </draw:line>
        <draw:line draw:style-name="gr6" draw:text-style-name="P2" draw:layer="layout" svg:x1="13.305cm" svg:y1="1.841cm" svg:x2="26.547cm" svg:y2="1.414cm">
          <text:p/>
        </draw:line>
        <draw:frame draw:style-name="gr4" draw:text-style-name="P4" draw:layer="layout" svg:width="1.365cm" svg:height="0.442cm" svg:x="26.678cm" svg:y="2.828cm">
          <draw:text-box>
            <text:p text:style-name="P3"><text:span text:style-name="T1">Cashi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5T12:30:10.506000000</dc:date>
    <meta:editing-duration>PT2S</meta:editing-duration>
    <meta:editing-cycles>1</meta:editing-cycles>
    <meta:document-statistic meta:object-count="56"/>
    <meta:generator>LibreOffice/6.0.7.3$Windows_X86_64 LibreOffice_project/dc89aa7a9eabfd848af146d5086077aeed2ae4a5</meta:generator>
  </office:meta>
</office:document-meta>
</file>